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102cm" svg:stroke-color="#d33682" draw:fill="solid" draw:fill-color="#eee8d5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stroke="none" svg:stroke-width="0.102cm" svg:stroke-color="#d33682" draw:fill="solid" draw:fill-color="#586e75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942cm" fo:min-width="0cm"/>
    </style:style>
    <style:style style:name="gr6" style:family="graphic" style:parent-style-name="standard">
      <style:graphic-properties draw:stroke="solid" svg:stroke-width="0.152cm" svg:stroke-color="#cb4b16" draw:marker-start-width="0.427cm" draw:marker-end-width="0.427cm" draw:textarea-horizontal-align="justify" draw:textarea-vertical-align="middle" draw:auto-grow-height="false"/>
    </style:style>
    <style:style style:name="gr7" style:family="graphic" style:parent-style-name="objectwithoutfill">
      <style:graphic-properties draw:stroke="solid" svg:stroke-width="0.152cm" svg:stroke-color="#cb4b16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="none" fo:min-height="1.268cm" fo:min-width="0.638cm"/>
    </style:style>
    <style:style style:name="gr10" style:family="graphic" style:parent-style-name="objectwithoutfill">
      <style:graphic-properties draw:stroke="solid" svg:stroke-width="0.102cm" svg:stroke-color="#d33682" draw:marker-start="" draw:marker-start-width="0.352cm" draw:marker-end="Arrow" draw:marker-end-width="0.458cm" draw:fill="none" draw:textarea-vertical-align="middle" fo:padding-top="0.05cm" fo:padding-bottom="0.05cm" fo:padding-left="0.175cm" fo:padding-right="0.175cm"/>
    </style:style>
    <style:style style:name="gr11" style:family="graphic" style:parent-style-name="objectwithoutfill">
      <style:graphic-properties draw:stroke="solid" svg:stroke-width="0.102cm" svg:stroke-color="#6c71c4" draw:marker-start-width="0.125cm" draw:marker-end="Arrow" draw:marker-end-width="0.33cm" draw:fill="none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6cm" fo:min-width="0cm"/>
    </style:style>
    <style:style style:name="gr13" style:family="graphic" style:parent-style-name="objectwithoutfill">
      <style:graphic-properties draw:stroke="solid" svg:stroke-width="0.102cm" svg:stroke-color="#d33682" draw:marker-end="Arrow" draw:marker-end-width="0.406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auto-grow-height="true" fo:min-height="13.86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 fo:min-width="24.691cm"/>
    </style:style>
    <style:style style:name="pr5" style:family="presentation" style:parent-style-name="Default-outline1">
      <style:graphic-properties fo:min-height="12.183cm" fo:min-width="24.691cm"/>
    </style:style>
    <style:style style:name="pr6" style:family="presentation" style:parent-style-name="Default-notes">
      <style:graphic-properties draw:fill-color="#ffffff" fo:min-height="12.572cm" fo:min-width="16.771cm"/>
    </style:style>
    <style:style style:name="pr7" style:family="presentation" style:parent-style-name="Default-title">
      <style:graphic-properties draw:auto-grow-height="true" fo:min-height="3.507cm" fo:min-width="24.691cm"/>
    </style:style>
    <style:style style:name="pr8" style:family="presentation" style:parent-style-name="Default-outline1">
      <style:graphic-properties draw:auto-grow-height="true" fo:min-height="12.183cm" fo:min-width="24.691cm"/>
    </style:style>
    <style:style style:name="pr9" style:family="presentation" style:parent-style-name="Default-outline1">
      <style:graphic-properties fo:min-height="12.183cm" fo:min-width="11.792cm"/>
    </style:style>
    <style:style style:name="P1" style:family="paragraph">
      <style:text-properties style:font-name="Liberation Sans1"/>
    </style:style>
    <style:style style:name="P2" style:family="paragraph">
      <style:text-properties fo:color="#fdf6e3" fo:font-size="32pt"/>
    </style:style>
    <style:style style:name="P3" style:family="paragraph">
      <style:paragraph-properties fo:text-align="center"/>
    </style:style>
    <style:style style:name="P4" style:family="paragraph">
      <style:text-properties fo:color="#586e75" fo:font-size="28pt" style:font-size-asian="28pt" style:font-size-complex="28pt"/>
    </style:style>
    <style:style style:name="P5" style:family="paragraph">
      <style:text-properties fo:color="#fdf6e3" fo:font-size="28pt" style:font-size-asian="28pt" style:font-size-complex="28pt"/>
    </style:style>
    <style:style style:name="P6" style:family="paragraph">
      <style:text-properties fo:color="#eee8d5" style:font-name="Source Code Pro Medium1" fo:font-size="20pt" style:font-size-asian="20pt" style:font-size-complex="20pt"/>
    </style:style>
    <style:style style:name="P7" style:family="paragraph">
      <style:text-properties fo:color="#cb4b16"/>
    </style:style>
    <style:style style:name="P8" style:family="paragraph">
      <style:text-properties fo:color="#859900" fo:font-size="40pt" fo:font-weight="bold" style:font-size-asian="40pt" style:font-weight-asian="bold" style:font-size-complex="40pt" style:font-weight-complex="bold"/>
    </style:style>
    <style:style style:name="P9" style:family="paragraph">
      <style:text-properties fo:font-size="20pt"/>
    </style:style>
    <style:style style:name="P10" style:family="paragraph">
      <style:text-properties fo:color="#d33682"/>
    </style:style>
    <style:style style:name="P11" style:family="paragraph">
      <style:text-properties fo:color="#6c71c4"/>
    </style:style>
    <style:style style:name="P12" style:family="paragraph">
      <style:text-properties fo:font-size="32pt"/>
    </style:style>
    <style:style style:name="P13" style:family="paragraph">
      <style:text-properties fo:color="#d33682" fo:font-size="32pt"/>
    </style:style>
    <style:style style:name="P14" style:family="paragraph">
      <style:text-properties fo:color="#6c71c4" fo:font-size="32pt"/>
    </style:style>
    <style:style style:name="T1" style:family="text">
      <style:text-properties style:font-name="Liberation Sans1"/>
    </style:style>
    <style:style style:name="T2" style:family="text">
      <style:text-properties fo:color="#fdf6e3" style:font-name="Liberation Sans1" fo:font-size="32pt"/>
    </style:style>
    <style:style style:name="T3" style:family="text">
      <style:text-properties fo:color="#586e75"/>
    </style:style>
    <style:style style:name="T4" style:family="text">
      <style:text-properties fo:color="#fdf6e3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eee8d5" style:font-name="Source Code Pro Medium1" fo:font-size="20pt" style:font-size-asian="20pt" style:font-size-complex="20pt"/>
    </style:style>
    <style:style style:name="T7" style:family="text">
      <style:text-properties fo:color="#cb4b16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859900" fo:font-size="40pt" fo:font-weight="bold" style:font-size-asian="40pt" style:font-weight-asian="bold" style:font-size-complex="40pt" style:font-weight-complex="bold"/>
    </style:style>
    <style:style style:name="T10" style:family="text">
      <style:text-properties fo:color="#d33682"/>
    </style:style>
    <style:style style:name="T11" style:family="text">
      <style:text-properties fo:color="#6c71c4"/>
    </style:style>
    <style:style style:name="T12" style:family="text">
      <style:text-properties fo:color="#268bd2"/>
    </style:style>
    <style:style style:name="T13" style:family="text">
      <style:text-properties fo:color="#eee8d5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1.016cm"/>
        <style:text-properties fo:font-family="StarSymbol" style:font-charset="x-symbol" fo:color="#eee8d5" fo:font-size="45%"/>
      </text:list-level-style-bullet>
      <text:list-level-style-number text:level="2" style:num-suffix="." style:num-format="1">
        <style:list-level-properties text:space-before="1.5cm" text:min-label-width="1.016cm"/>
        <style:text-properties fo:color="#eee8d5" fo:font-size="100%"/>
      </text:list-level-style-number>
      <text:list-level-style-number text:level="3" style:num-suffix="." style:num-format="1">
        <style:list-level-properties text:space-before="2.8cm" text:min-label-width="1.016cm"/>
        <style:text-properties fo:color="#eee8d5" fo:font-size="100%"/>
      </text:list-level-style-number>
      <text:list-level-style-number text:level="4" style:num-suffix="." style:num-format="1">
        <style:list-level-properties text:space-before="4.2cm" text:min-label-width="1.016cm"/>
        <style:text-properties fo:color="#eee8d5" fo:font-size="100%"/>
      </text:list-level-style-number>
      <text:list-level-style-number text:level="5" style:num-suffix="." style:num-format="1">
        <style:list-level-properties text:space-before="5.4cm" text:min-label-width="1.016cm"/>
        <style:text-properties fo:color="#eee8d5" fo:font-size="100%"/>
      </text:list-level-style-number>
      <text:list-level-style-number text:level="6" style:num-suffix="." style:num-format="1">
        <style:list-level-properties text:space-before="6.6cm" text:min-label-width="1.016cm"/>
        <style:text-properties fo:color="#eee8d5" fo:font-size="100%"/>
      </text:list-level-style-number>
      <text:list-level-style-number text:level="7" style:num-suffix="." style:num-format="1">
        <style:list-level-properties text:space-before="7.8cm" text:min-label-width="1.016cm"/>
        <style:text-properties fo:color="#eee8d5" fo:font-size="100%"/>
      </text:list-level-style-number>
      <text:list-level-style-number text:level="8" style:num-suffix="." style:num-format="1">
        <style:list-level-properties text:space-before="9cm" text:min-label-width="1.016cm"/>
        <style:text-properties fo:color="#eee8d5" fo:font-size="100%"/>
      </text:list-level-style-number>
      <text:list-level-style-number text:level="9" style:num-suffix="." style:num-format="1">
        <style:list-level-properties text:space-before="10.2cm" text:min-label-width="1.016cm"/>
        <style:text-properties fo:color="#eee8d5" fo:font-size="100%"/>
      </text:list-level-style-number>
      <text:list-level-style-number text:level="10" style:num-suffix="." style:num-format="1">
        <style:list-level-properties text:space-before="11.4cm" text:min-label-width="1.016cm"/>
        <style:text-properties fo:color="#eee8d5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837cm" presentation:class="title">
          <draw:text-box>
            <text:p><text:span text:style-name="T1">Always default to false</text:span></text:p>
          </draw:text-box>
        </draw:frame>
        <draw:frame presentation:style-name="pr2" draw:text-style-name="P2" draw:layer="layout" svg:width="25.191cm" svg:height="13.863cm" svg:x="1.399cm" svg:y="4.915cm" presentation:class="subtitle">
          <draw:text-box>
            <text:p><text:span text:style-name="T2">Paul Grayson</text:span></text:p>
            <text:p><text:span text:style-name="T2">Las Vegas Ruby User Group</text:span></text:p>
            <text:p><text:span text:style-name="T2">2014-01-2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Be opinionated!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There is a right way</text:p>
              </text:list-item>
              <text:list-item>
                <text:p>Consistency aids memory</text:p>
              </text:list-item>
            </text:list>
          </draw:text-box>
        </draw:frame>
        <draw:g>
          <draw:path draw:style-name="gr2" draw:text-style-name="P3" draw:layer="layout" svg:width="7.619cm" svg:height="10.159cm" svg:x="8.935cm" svg:y="9.144cm" svg:viewBox="0 0 7620 10160" svg:d="m2540 7620c0 1440 1100 2540 2540 2540-2880 0-5080-2200-5080-5080s2200-5080 5080-5080c1440 0 2540 1100 2540 2540s-1100 2540-2540 2540-2540 1100-2540 2540z">
            <text:p/>
          </draw:path>
          <draw:path draw:style-name="gr3" draw:text-style-name="P3" draw:layer="layout" svg:width="7.619cm" svg:height="10.159cm" svg:x="11.435cm" svg:y="9.144cm" svg:viewBox="0 0 7620 10160" svg:d="m5080 2540c0-1440-1100-2540-2540-2540 2880 0 5080 2200 5080 5080s-2200 5080-5080 5080c-1440 0-2540-1100-2540-2540s1100-2540 2540-2540 2540-1100 2540-2540z">
            <text:p/>
          </draw:path>
          <draw:frame draw:style-name="gr4" draw:text-style-name="P4" draw:layer="layout" svg:width="2.208cm" svg:height="1.352cm" svg:x="11.729cm" svg:y="10.332cm">
            <draw:text-box>
              <text:p text:style-name="P4"><text:span text:style-name="T3">true</text:span></text:p>
            </draw:text-box>
          </draw:frame>
          <draw:frame draw:style-name="gr4" draw:text-style-name="P5" draw:layer="layout" svg:width="2.593cm" svg:height="1.352cm" svg:x="12.692cm" svg:y="15.24cm">
            <draw:text-box>
              <text:p text:style-name="P5"><text:span text:style-name="T4">false</text:span></text:p>
            </draw:text-box>
          </draw:frame>
          <draw:frame draw:style-name="gr4" draw:text-style-name="P4" draw:layer="layout" svg:width="1.052cm" svg:height="1.352cm" svg:x="14.191cm" svg:y="10.332cm">
            <draw:text-box>
              <text:p text:style-name="P4"><text:span text:style-name="T3">1</text:span></text:p>
            </draw:text-box>
          </draw:frame>
          <draw:frame draw:style-name="gr4" draw:text-style-name="P4" draw:layer="layout" svg:width="4.74cm" svg:height="1.352cm" svg:x="10.967cm" svg:y="11.684cm">
            <draw:text-box>
              <text:p text:style-name="P4"><text:span text:style-name="T3">exception</text:span></text:p>
            </draw:text-box>
          </draw:frame>
          <draw:frame draw:style-name="gr4" draw:text-style-name="P5" draw:layer="layout" svg:width="1.052cm" svg:height="1.352cm" svg:x="15.539cm" svg:y="15.158cm">
            <draw:text-box>
              <text:p text:style-name="P5"><text:span text:style-name="T4">0</text:span></text:p>
            </draw:text-box>
          </draw:frame>
          <draw:frame draw:style-name="gr4" draw:text-style-name="P5" draw:layer="layout" svg:width="3.474cm" svg:height="1.352cm" svg:x="12.999cm" svg:y="16.936cm">
            <draw:text-box>
              <text:p text:style-name="P5"><text:span text:style-name="T4">default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 text:style-name="P3"><text:span text:style-name="T5">The default is already false or null in many contexts</text:span></text:p>
          </draw:text-box>
        </draw:frame>
        <draw:frame draw:style-name="gr5" draw:text-style-name="P6" draw:layer="layout" svg:width="19.558cm" svg:height="12.192cm" svg:x="4.216cm" svg:y="5.058cm">
          <draw:text-box>
            <text:p><text:span text:style-name="T6">Ruby: @var, if x, methods, [], etc. -&gt; nil</text:span></text:p>
            <text:p><text:span text:style-name="T6">SQL: join -&gt; NULL </text:span></text:p>
            <text:p><text:span text:style-name="T6">Javascript: undefined</text:span></text:p>
            <text:p><text:span text:style-name="T6">C#/Java: bool/boolean defaults false</text:span></text:p>
          </draw:text-box>
        </draw:frame>
        <draw:frame presentation:style-name="pr7" draw:text-style-name="P7" draw:layer="layout" svg:width="25.191cm" svg:height="3.507cm" svg:x="1.401cm" svg:y="10.439cm" presentation:class="title" presentation:user-transformed="true">
          <draw:text-box>
            <text:p><text:span text:style-name="T7">Originates in digital circuits?</text:span><text:span text:style-name="T7"><text:line-break/></text:span><text:span text:style-name="T7">- default is OFF</text:span></text:p>
          </draw:text-box>
        </draw:frame>
        <draw:custom-shape draw:style-name="gr6" draw:text-style-name="P3" draw:layer="layout" svg:width="3.048cm" svg:height="3.556cm" svg:x="11.43cm" svg:y="14.986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7" draw:layer="layout" svg:x1="11.43cm" svg:y1="15.848cm" svg:x2="7.62cm" svg:y2="15.848cm">
          <text:p/>
        </draw:line>
        <draw:line draw:style-name="gr7" draw:layer="layout" svg:x1="7.62cm" svg:y1="17.65cm" svg:x2="11.43cm" svg:y2="17.65cm">
          <text:p/>
        </draw:line>
        <draw:line draw:style-name="gr7" draw:layer="layout" svg:x1="14.478cm" svg:y1="16.71cm" svg:x2="17.78cm" svg:y2="16.71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ptions should be <text:span text:style-name="T8">opt in</text:span></text:p>
          </draw:text-box>
        </draw:frame>
        <draw:g>
          <draw:frame draw:style-name="gr8" draw:layer="layout" svg:width="21.152cm" svg:height="1.517cm" svg:x="3.232cm" svg:y="9.652cm">
            <draw:text-box>
              <text:p>☐ YES, please add me to your mailing list</text:p>
            </draw:text-box>
          </draw:frame>
          <draw:frame draw:style-name="gr9" draw:text-style-name="P8" draw:layer="layout" svg:width="1.298cm" svg:height="1.826cm" svg:x="3.204cm" svg:y="9.343cm">
            <draw:text-box>
              <text:p text:style-name="P8"><text:span text:style-name="T9">✓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7" draw:layer="layout" svg:width="25.191cm" svg:height="3.507cm" svg:x="1.399cm" svg:y="0.837cm" presentation:class="title" presentation:user-transformed="true">
          <draw:text-box>
            <text:p><text:span text:style-name="T8">Do not</text:span> run conditional code by default, to catch bugs quickly</text:p>
          </draw:text-box>
        </draw:frame>
        <draw:frame presentation:style-name="pr8" draw:layer="layout" svg:width="12.292cm" svg:height="12.183cm" svg:x="1.399cm" svg:y="4.915cm" presentation:class="outline" presentation:user-transformed="true">
          <draw:text-box>
            <text:list text:style-name="L2">
              <text:list-item>
                <text:p>GOOD</text:p>
              </text:list-item>
            </text:list>
            <text:p><text:span text:style-name="T6">if unusual_thing_happens</text:span></text:p>
            <text:p><text:span text:style-name="T6"><text:tab/></text:span><text:span text:style-name="T6">@x = ...</text:span></text:p>
            <text:p><text:span text:style-name="T6">end</text:span></text:p>
            <text:p><text:span text:style-name="T6">do_normal_stuff</text:span></text:p>
          </draw:text-box>
        </draw:frame>
        <draw:frame presentation:style-name="pr9" draw:layer="layout" svg:width="12.292cm" svg:height="12.183cm" svg:x="14.306cm" svg:y="4.915cm" presentation:class="outline" presentation:user-transformed="true">
          <draw:text-box>
            <text:list text:style-name="L2">
              <text:list-item>
                <text:p>BAD</text:p>
              </text:list-item>
            </text:list>
            <text:p><text:span text:style-name="T6">if everything_is_normal</text:span></text:p>
            <text:p><text:span text:style-name="T6"><text:tab/></text:span><text:span text:style-name="T6">@x = ...</text:span></text:p>
            <text:p><text:span text:style-name="T6">end</text:span></text:p>
            <text:p><text:span text:style-name="T6">do_normal_stuf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Emphasize connections</text:p>
          </draw:text-box>
        </draw:frame>
        <draw:frame draw:style-name="gr5" draw:text-style-name="P6" draw:layer="layout" svg:width="19.558cm" svg:height="12.192cm" svg:x="4.216cm" svg:y="5.058cm">
          <draw:text-box>
            <text:p><text:span text:style-name="T6">def f</text:span></text:p>
            <text:p><text:span text:style-name="T6"><text:tab/></text:span><text:span text:style-name="T6">if x</text:span></text:p>
            <text:p><text:span text:style-name="T6"><text:tab/></text:span><text:span text:style-name="T6"><text:tab/></text:span><text:span text:style-name="T6">exceptional_stuff</text:span></text:p>
            <text:p><text:span text:style-name="T6"><text:tab/></text:span><text:span text:style-name="T6">else</text:span></text:p>
            <text:p><text:span text:style-name="T6"><text:tab/></text:span><text:span text:style-name="T6"><text:tab/></text:span><text:span text:style-name="T6">default_stuff</text:span></text:p>
            <text:p><text:span text:style-name="T6"><text:tab/></text:span><text:span text:style-name="T6">end</text:span></text:p>
            <text:p><text:span text:style-name="T6"><text:tab/></text:span><text:span text:style-name="T6">more_stuff</text:span></text:p>
            <text:p><text:span text:style-name="T6">end</text:span></text:p>
          </draw:text-box>
        </draw:frame>
        <draw:path draw:style-name="gr10" draw:layer="layout" svg:width="2.629cm" svg:height="2.93cm" svg:x="10.557cm" svg:y="9.235cm" svg:viewBox="0 0 2630 2931" svg:d="m2491 0c2 280 294 534 26 830-223 245-476 440-753 596-248 140-539 165-804 260-285 102-651 166-778 493l-104 259-26 259-52 234">
          <text:p/>
        </draw:path>
        <draw:frame draw:style-name="gr8" draw:text-style-name="P10" draw:layer="layout" svg:width="8.744cm" svg:height="1.517cm" svg:x="12.7cm" svg:y="10.649cm">
          <draw:text-box>
            <text:p><text:span text:style-name="T10">The normal path</text:span></text:p>
          </draw:text-box>
        </draw:frame>
        <draw:line draw:style-name="gr11" draw:layer="layout" svg:x1="10.922cm" svg:y1="5.842cm" svg:x2="7.62cm" svg:y2="6.604cm">
          <text:p/>
        </draw:line>
        <draw:frame draw:style-name="gr8" draw:text-style-name="P11" draw:layer="layout" svg:width="8.812cm" svg:height="2.783cm" svg:x="11.176cm" svg:y="4.064cm">
          <draw:text-box>
            <text:p text:style-name="P11"><text:span text:style-name="T11">Condition and</text:span></text:p>
            <text:p text:style-name="P11"><text:span text:style-name="T11">code to handle it</text:span></text:p>
          </draw:text-box>
        </draw:frame>
        <draw:line draw:style-name="gr11" draw:layer="layout" svg:x1="11.176cm" svg:y1="6.096cm" svg:x2="9.398cm" svg:y2="6.858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span text:style-name="T8">true</text:span><text:span text:style-name="T8"> </text:span><text:span text:style-name="T5">default </text:span><text:span text:style-name="T5">complicates connections</text:span></text:p>
          </draw:text-box>
        </draw:frame>
        <draw:frame draw:style-name="gr5" draw:text-style-name="P6" draw:layer="layout" svg:width="19.558cm" svg:height="12.192cm" svg:x="4.216cm" svg:y="5.058cm">
          <draw:text-box>
            <text:p text:style-name="P9"><text:span text:style-name="T6">def f</text:span></text:p>
            <text:p text:style-name="P9"><text:span text:style-name="T6"><text:tab/></text:span><text:span text:style-name="T6">if x</text:span></text:p>
            <text:p text:style-name="P9"><text:span text:style-name="T6"><text:tab/></text:span><text:span text:style-name="T6"><text:tab/></text:span><text:span text:style-name="T6">default_stuff</text:span></text:p>
            <text:p text:style-name="P9"><text:span text:style-name="T6"><text:tab/></text:span><text:span text:style-name="T6">else</text:span></text:p>
            <text:p text:style-name="P9"><text:span text:style-name="T6"><text:tab/></text:span><text:span text:style-name="T6"><text:tab/></text:span><text:span text:style-name="T6">exceptional_stuff</text:span></text:p>
            <text:p text:style-name="P9"><text:span text:style-name="T6"><text:tab/></text:span><text:span text:style-name="T6">end</text:span></text:p>
            <text:p text:style-name="P9"><text:span text:style-name="T6"><text:tab/></text:span><text:span text:style-name="T6">more_stuff</text:span></text:p>
            <text:p text:style-name="P9"><text:span text:style-name="T6">end</text:span></text:p>
          </draw:text-box>
        </draw:frame>
        <draw:frame draw:style-name="gr12" draw:text-style-name="P13" draw:layer="layout" svg:width="8.744cm" svg:height="1.517cm" svg:x="1.162cm" svg:y="12.446cm">
          <draw:text-box>
            <text:p text:style-name="P12"><text:span text:style-name="T10">The normal path</text:span></text:p>
          </draw:text-box>
        </draw:frame>
        <draw:line draw:style-name="gr11" draw:layer="layout" svg:x1="10.922cm" svg:y1="5.842cm" svg:x2="7.62cm" svg:y2="6.35cm">
          <text:p/>
        </draw:line>
        <draw:frame draw:style-name="gr8" draw:text-style-name="P14" draw:layer="layout" svg:width="8.812cm" svg:height="2.783cm" svg:x="11.176cm" svg:y="4.064cm">
          <draw:text-box>
            <text:p text:style-name="P14"><text:span text:style-name="T11">Condition and</text:span></text:p>
            <text:p text:style-name="P14"><text:span text:style-name="T11">code to handle it</text:span></text:p>
          </draw:text-box>
        </draw:frame>
        <draw:path draw:style-name="gr13" draw:layer="layout" svg:width="3.863cm" svg:height="4.025cm" svg:x="2.673cm" svg:y="7.05cm" svg:viewBox="0 0 3864 4026" svg:d="m3864 343c-484-150-992-164-1479-286-333-84-674-50-1011-52-324-3-685 97-882 364-193 262-595 539-467 882 109 291 107 556 181 830 79 292 217 552 312 856 137 439 397 246 674 389 292 150 620 190 908 337l285 130 286 233h129">
          <text:p/>
        </draw:path>
        <draw:line draw:style-name="gr11" draw:layer="layout" svg:x1="15.748cm" svg:y1="6.847cm" svg:x2="13.97cm" svg:y2="8.636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The “guard clause” example</text:p>
          </draw:text-box>
        </draw:frame>
        <draw:frame draw:style-name="gr5" draw:text-style-name="P6" draw:layer="layout" svg:width="19.558cm" svg:height="12.192cm" svg:x="4.216cm" svg:y="5.058cm">
          <draw:text-box>
            <text:p text:style-name="P9"><text:span text:style-name="T6">def f</text:span></text:p>
            <text:p text:style-name="P9"><text:span text:style-name="T6"><text:tab/></text:span><text:span text:style-name="T6">return y if x</text:span></text:p>
            <text:p text:style-name="P9"><text:span text:style-name="T6"><text:tab/></text:span><text:span text:style-name="T6">default_stuff</text:span></text:p>
            <text:p text:style-name="P9"><text:span text:style-name="T6"><text:tab/></text:span><text:span text:style-name="T6">...</text:span></text:p>
            <text:p text:style-name="P9"><text:span text:style-name="T6">end</text:span></text:p>
          </draw:text-box>
        </draw:frame>
        <draw:path draw:style-name="gr10" draw:layer="layout" svg:width="2.629cm" svg:height="2.93cm" svg:x="9.144cm" svg:y="7.601cm" svg:viewBox="0 0 2630 2931" svg:d="m2491 0c2 280 294 534 26 830-223 245-476 440-753 596-248 140-539 165-804 260-285 102-651 166-778 493l-104 259-26 259-52 234">
          <text:p/>
        </draw:path>
        <draw:frame draw:style-name="gr8" draw:text-style-name="P13" draw:layer="layout" svg:width="8.744cm" svg:height="1.517cm" svg:x="11.068cm" svg:y="9.015cm">
          <draw:text-box>
            <text:p text:style-name="P12"><text:span text:style-name="T10">The normal path</text:span></text:p>
          </draw:text-box>
        </draw:frame>
        <draw:line draw:style-name="gr11" draw:layer="layout" svg:x1="12.954cm" svg:y1="5.058cm" svg:x2="9.652cm" svg:y2="5.82cm">
          <text:p/>
        </draw:line>
        <draw:frame draw:style-name="gr8" draw:text-style-name="P14" draw:layer="layout" svg:width="8.812cm" svg:height="2.783cm" svg:x="13.208cm" svg:y="3.556cm">
          <draw:text-box>
            <text:p text:style-name="P14"><text:span text:style-name="T11">Condition and</text:span></text:p>
            <text:p text:style-name="P14"><text:span text:style-name="T11">code to handle it</text:span></text:p>
          </draw:text-box>
        </draw:frame>
        <draw:line draw:style-name="gr11" draw:layer="layout" svg:x1="12.954cm" svg:y1="5.588cm" svg:x2="11.176cm" svg:y2="6.35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de example - Fizzbuzz</text:p>
          </draw:text-box>
        </draw:frame>
        <draw:frame draw:style-name="gr5" draw:text-style-name="P6" draw:layer="layout" svg:width="19.558cm" svg:height="12.192cm" svg:x="4.216cm" svg:y="5.058cm">
          <draw:text-box>
            <text:p><text:span text:style-name="T6">def fizzbuzz(n)</text:span></text:p>
            <text:p><text:span text:style-name="T6"><text:tab/></text:span><text:span text:style-name="T6">if n.divisble_by(3)</text:span></text:p>
            <text:p><text:span text:style-name="T6"><text:tab/></text:span><text:span text:style-name="T6"><text:tab/></text:span><text:span text:style-name="T6">if n.divisible_by(5)</text:span></text:p>
            <text:p><text:span text:style-name="T6"><text:tab/></text:span><text:span text:style-name="T6"><text:tab/></text:span><text:span text:style-name="T6"><text:tab/></text:span><text:span text:style-name="T6">return “Fizzbuzz”</text:span></text:p>
            <text:p><text:span text:style-name="T6"><text:tab/></text:span><text:span text:style-name="T6"><text:tab/></text:span><text:span text:style-name="T6">end</text:span></text:p>
            <text:p><text:span text:style-name="T6"><text:tab/></text:span><text:span text:style-name="T6"><text:tab/></text:span><text:span text:style-name="T6">return “Fizz”</text:span></text:p>
            <text:p><text:span text:style-name="T6"><text:tab/></text:span><text:span text:style-name="T6">end</text:span></text:p>
            <text:p><text:span text:style-name="T6"><text:tab/></text:span><text:span text:style-name="T6">if n.divisble_by(5)</text:span></text:p>
            <text:p><text:span text:style-name="T6"><text:tab/></text:span><text:span text:style-name="T6"><text:tab/></text:span><text:span text:style-name="T6">return “Buzz”</text:span></text:p>
            <text:p><text:span text:style-name="T6"><text:tab/></text:span><text:span text:style-name="T6">end</text:span></text:p>
            <text:p><text:span text:style-name="T6"><text:tab/></text:span><text:span text:style-name="T6">n.to_s</text:span></text:p>
            <text:p><text:span text:style-name="T6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ode example - Fizzbuzz</text:p>
          </draw:text-box>
        </draw:frame>
        <draw:frame draw:style-name="gr5" draw:text-style-name="P6" draw:layer="layout" svg:width="19.558cm" svg:height="12.192cm" svg:x="4.216cm" svg:y="5.058cm">
          <draw:text-box>
            <text:p><text:span text:style-name="T6">def fizzbuzz(n)</text:span></text:p>
            <text:p><text:span text:style-name="T6"><text:tab/></text:span><text:span text:style-name="T6">if n.relatively_prime(3)</text:span></text:p>
            <text:p><text:span text:style-name="T6"><text:tab/></text:span><text:span text:style-name="T6"><text:tab/></text:span><text:span text:style-name="T6">if n.relatively_prime(5)</text:span></text:p>
            <text:p><text:span text:style-name="T6"><text:tab/></text:span><text:span text:style-name="T6"><text:tab/></text:span><text:span text:style-name="T6"><text:tab/></text:span><text:span text:style-name="T6">return n.to_s</text:span></text:p>
            <text:p><text:span text:style-name="T6"><text:tab/></text:span><text:span text:style-name="T6"><text:tab/></text:span><text:span text:style-name="T6">end</text:span></text:p>
            <text:p><text:span text:style-name="T6"><text:tab/></text:span><text:span text:style-name="T6"><text:tab/></text:span><text:span text:style-name="T6">return “Buzz”</text:span></text:p>
            <text:p><text:span text:style-name="T6"><text:tab/></text:span><text:span text:style-name="T6">end</text:span></text:p>
            <text:p><text:span text:style-name="T6"><text:tab/></text:span><text:span text:style-name="T6">if n.relatively_prime(5)</text:span></text:p>
            <text:p><text:span text:style-name="T6"><text:tab/></text:span><text:span text:style-name="T6"><text:tab/></text:span><text:span text:style-name="T6">return “Fizz”</text:span></text:p>
            <text:p><text:span text:style-name="T6"><text:tab/></text:span><text:span text:style-name="T6">end</text:span></text:p>
            <text:p><text:span text:style-name="T6"><text:tab/></text:span><text:span text:style-name="T6">“</text:span><text:span text:style-name="T6">Fizzbuzz”</text:span></text:p>
            <text:p><text:span text:style-name="T6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Further reading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2">
              <text:list-item>
                <text:p><text:span text:style-name="T12"><text:a xlink:href="http://devblog.avdi.org/2012/03/23/unless-readable-else-confused/" xlink:type="simple">Unless readable else confused</text:a></text:span><text:span text:style-name="T12"> </text:span><text:span text:style-name="T13">- @avd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 Medium1" svg:font-family="'Source Code Pro Medium'" style:font-family-generic="modern" style:font-pitch="fixed"/>
    <style:font-face style:name="Liberation Sans2" svg:font-family="'Liberation Sans'" style:font-family-generic="modern" style:font-pitch="variable"/>
    <style:font-face style:name="Source Code Pro Medium" svg:font-family="'Source Code Pro Medium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2cm" draw:marker-start-center="false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18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2b3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859cm">
        <text:list-style style:name="Default-outline1">
          <text:list-level-style-bullet text:level="1" text:bullet-char="●">
            <style:list-level-properties text:space-before="0.3cm" text:min-label-width="1.016cm"/>
            <style:text-properties fo:font-family="StarSymbol" style:font-charset="x-symbol" fo:color="#eee8d5" fo:font-size="45%"/>
          </text:list-level-style-bullet>
          <text:list-level-style-number text:level="2" style:num-suffix="." style:num-format="1">
            <style:list-level-properties text:space-before="1.5cm" text:min-label-width="1.016cm"/>
            <style:text-properties fo:color="#eee8d5" fo:font-size="100%"/>
          </text:list-level-style-number>
          <text:list-level-style-number text:level="3" style:num-suffix="." style:num-format="1">
            <style:list-level-properties text:space-before="2.8cm" text:min-label-width="1.016cm"/>
            <style:text-properties fo:color="#eee8d5" fo:font-size="100%"/>
          </text:list-level-style-number>
          <text:list-level-style-number text:level="4" style:num-suffix="." style:num-format="1">
            <style:list-level-properties text:space-before="4.2cm" text:min-label-width="1.016cm"/>
            <style:text-properties fo:color="#eee8d5" fo:font-size="100%"/>
          </text:list-level-style-number>
          <text:list-level-style-number text:level="5" style:num-suffix="." style:num-format="1">
            <style:list-level-properties text:space-before="5.4cm" text:min-label-width="1.016cm"/>
            <style:text-properties fo:color="#eee8d5" fo:font-size="100%"/>
          </text:list-level-style-number>
          <text:list-level-style-number text:level="6" style:num-suffix="." style:num-format="1">
            <style:list-level-properties text:space-before="6.6cm" text:min-label-width="1.016cm"/>
            <style:text-properties fo:color="#eee8d5" fo:font-size="100%"/>
          </text:list-level-style-number>
          <text:list-level-style-number text:level="7" style:num-suffix="." style:num-format="1">
            <style:list-level-properties text:space-before="7.8cm" text:min-label-width="1.016cm"/>
            <style:text-properties fo:color="#eee8d5" fo:font-size="100%"/>
          </text:list-level-style-number>
          <text:list-level-style-number text:level="8" style:num-suffix="." style:num-format="1">
            <style:list-level-properties text:space-before="9cm" text:min-label-width="1.016cm"/>
            <style:text-properties fo:color="#eee8d5" fo:font-size="100%"/>
          </text:list-level-style-number>
          <text:list-level-style-number text:level="9" style:num-suffix="." style:num-format="1">
            <style:list-level-properties text:space-before="10.2cm" text:min-label-width="1.016cm"/>
            <style:text-properties fo:color="#eee8d5" fo:font-size="100%"/>
          </text:list-level-style-number>
          <text:list-level-style-number text:level="10" style:num-suffix="." style:num-format="1">
            <style:list-level-properties text:space-before="11.4cm" text:min-label-width="1.016cm"/>
            <style:text-properties fo:color="#eee8d5" fo:font-size="100%"/>
          </text:list-level-style-number>
        </text:list-style>
      </style:graphic-properties>
      <style:paragraph-properties fo:margin-left="0cm" fo:margin-right="0cm" fo:margin-top="0cm" fo:margin-bottom="0.4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8d5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Liberation Sans1"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fill-color="#ffffff" draw:textarea-vertical-align="middle" draw:auto-grow-height="true" fo:min-height="13.859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Liberation Sans1" fo:font-family="'Liberation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b58900" style:text-outline="false" style:text-line-through-style="none" style:text-position="0% 100%" style:font-name="Liberation Sans1" fo:font-family="'Liberation Sans'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family-asian="'Microsoft YaHei'" style:font-family-generic-asian="system" style:font-pitch-asian="variable" style:font-size-asian="44pt" style:language-asian="zh" style:country-asian="CN" style:font-style-asian="normal" style:font-weight-asian="normal" style:font-name-complex="Mangal" style:font-family-complex="Mangal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2b3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2.61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22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8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12-04T21:50:28.86</meta:creation-date>
    <meta:editing-duration>P6DT22H28M53S</meta:editing-duration>
    <meta:editing-cycles>250</meta:editing-cycles>
    <dc:date>2014-01-26T20:35:49.089000000</dc:date>
    <meta:generator>LibreOffice/4.1.4.2$Windows_x86 LibreOffice_project/0a0440ccc0227ad9829de5f46be37cfb6edcf72</meta:generator>
    <meta:document-statistic meta:object-count="97"/>
  </office:meta>
</office:document-meta>
</file>